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dd77"/>
    </style:style>
    <style:style style:name="P2" style:family="paragraph" style:parent-style-name="Text_20_body">
      <style:text-properties officeooo:paragraph-rsid="0002dd77"/>
    </style:style>
    <style:style style:name="P3" style:family="paragraph" style:parent-style-name="Standard">
      <style:text-properties officeooo:rsid="0004a0e4" officeooo:paragraph-rsid="0004a0e4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a0e4" officeooo:paragraph-rsid="0004a0e4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a0e4" officeooo:paragraph-rsid="0006bf11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bf11" officeooo:paragraph-rsid="0006bf11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2dd77" style:text-blinking="false" fo:background-color="transparen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bf11" officeooo:paragraph-rsid="0006bf11" style:text-blinking="false" fo:background-color="transparent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2dd77" style:text-blinking="false" fo:background-color="transparen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officeooo:rsid="0004a0e4" officeooo:paragraph-rsid="0004a0e4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officeooo:paragraph-rsid="0002dd77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07f2f0" officeooo:paragraph-rsid="0007f2f0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Arial" fo:font-size="11pt" fo:font-style="normal" style:text-underline-style="solid" style:text-underline-width="auto" style:text-underline-color="font-color" fo:font-weight="normal" officeooo:paragraph-rsid="0002dd77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officeooo:paragraph-rsid="0002dd77" style:text-blinking="false" fo:background-color="#ff0000"/>
    </style:style>
    <style:style style:name="P1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officeooo:paragraph-rsid="0002dd77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02dd77"/>
    </style:style>
    <style:style style:name="P17" style:family="paragraph" style:parent-style-name="Standard" style:list-style-name="L4">
      <style:paragraph-properties fo:margin-top="0.101cm" fo:margin-bottom="0.101cm" style:contextual-spacing="false" fo:line-height="100%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bf11" officeooo:paragraph-rsid="0006bf11" style:text-blinking="false" fo:background-color="transparent"/>
    </style:style>
    <style:style style:name="P18" style:family="paragraph" style:parent-style-name="Standard" style:list-style-name="L5">
      <style:paragraph-properties fo:margin-top="0.101cm" fo:margin-bottom="0.101cm" style:contextual-spacing="false" fo:line-height="100%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bf11" officeooo:paragraph-rsid="0006bf11" style:text-blinking="false" fo:background-color="transparent"/>
    </style:style>
    <style:style style:name="P19" style:family="paragraph" style:parent-style-name="Standard" style:list-style-name="L5">
      <style:paragraph-properties fo:margin-top="0.101cm" fo:margin-bottom="0.101cm" style:contextual-spacing="false" fo:line-height="100%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f2f0" officeooo:paragraph-rsid="0007f2f0" style:text-blinking="false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2dd77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2dd77" style:text-blinking="false" fo:background-color="transparent"/>
    </style:style>
    <style:style style:name="P2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f2f0" officeooo:paragraph-rsid="0007f2f0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2dd77" style:text-blinking="false"/>
    </style:style>
    <style:style style:name="P2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officeooo:paragraph-rsid="0002dd77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000000" loext:char-shading-value="0"/>
    </style:style>
    <style:style style:name="T8" style:family="text">
      <style:text-properties fo:font-variant="normal" fo:text-transform="none" fo:color="#2b2b2b" loext:opacity="100%" style:text-line-through-style="none" style:text-line-through-type="none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2b2b2b" loext:opacity="100%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ff00" loext:opacity="100%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11" style:family="text">
      <style:text-properties officeooo:rsid="0006bf11"/>
    </style:style>
    <style:style style:name="T12" style:family="text">
      <style:text-properties officeooo:rsid="0008473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8ce5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0">Código ANSI - serve para qualquer sistema e linguagem, é uma padronização, tipo ABNT.</text:p>
        </text:list-item>
      </text:list>
      <text:p text:style-name="P2"/>
      <text:list text:style-name="L2">
        <text:list-item>
          <text:p text:style-name="P23"><text:span text:style-name="T1">Código para cores em python, usar </text:span><text:span text:style-name="T2">SEMPRE</text:span><text:span text:style-name="T1"> a sequência <text:s text:c="2"/></text:span></text:p>
        </text:list-item>
      </text:list>
      <text:p text:style-name="P15"><text:span text:style-name="T4">\ 0 33 [ <text:s/>coloca o código m <text:s text:c="18"/></text:span><text:span text:style-name="T5">aqui e fecha SEMPRE com a letra M em minúscula.</text:span></text:p>
      <text:p text:style-name="P2"/>
      <text:p text:style-name="P15"><text:span text:style-name="T5">No espaço do código cabem 3 parâmetros, o primeiro é </text:span><text:span text:style-name="T4">Style</text:span><text:span text:style-name="T5">-estilo (negrito, sublinhado..) o segundo é </text:span><text:span text:style-name="T4">text-cor do texto</text:span><text:span text:style-name="T6"> </text:span><text:span text:style-name="T5">e por último a cor do </text:span><text:span text:style-name="T4">background</text:span><text:span text:style-name="T5">. Tudo separado por </text:span><text:span text:style-name="T4">;</text:span><text:span text:style-name="T6"> </text:span><text:span text:style-name="T5">ponto e vírgula.</text:span></text:p>
      <text:p text:style-name="P2"/>
      <text:p text:style-name="P15"><text:span text:style-name="T5">*** Para usar, deve colocar o texto na frente da palavra, juntinho sem espaço, e para “fechar só” naquela palavra, usa o código vazio <text:s text:c="4"/></text:span><text:span text:style-name="T4">\033[m</text:span></text:p>
      <text:p text:style-name="P2"/>
      <text:p text:style-name="P15"><text:span text:style-name="T5">*** Para usar no .format se não quiser escrever na string, adiciona um {}no início e um </text:span><text:span text:style-name="T4">{ }</text:span><text:span text:style-name="T6"> </text:span><text:span text:style-name="T5">no final do campo que deseja formatar, como um 'sanduíche' <text:s text:c="2"/></text:span><text:span text:style-name="T4">{} {} {}</text:span></text:p>
      <text:p text:style-name="P15"><text:span text:style-name="T5"><text:s/>. format </text:span><text:span text:style-name="T4">( ‘ abre cor, campo, fecha cor ’ )</text:span></text:p>
      <text:p text:style-name="P2"/>
      <text:p text:style-name="P7">tabela:</text:p>
      <text:p text:style-name="P2"/>
      <text:p text:style-name="P11">style</text:p>
      <text:p text:style-name="P7">0 - none - pega a formatação padrão do editor</text:p>
      <text:p text:style-name="P16"><text:span text:style-name="T4">1</text:span><text:span text:style-name="T6"> </text:span><text:span text:style-name="T5">- negrito</text:span></text:p>
      <text:p text:style-name="P13">4 - sublinhado</text:p>
      <text:p text:style-name="P16"><text:span text:style-name="T7">7</text:span><text:span text:style-name="T8"> </text:span><text:span text:style-name="T9">- inverte</text:span></text:p>
      <text:p text:style-name="P2"/>
      <text:p text:style-name="P11">Cor texto <text:s text:c="12"/>background</text:p>
      <text:p text:style-name="P7">começa com 3 <text:s text:c="21"/>começa com 4</text:p>
      <text:p text:style-name="P7">30 – preto<text:tab/><text:tab/><text:tab/>40</text:p>
      <text:p text:style-name="P7">31 – vermelho<text:tab/><text:tab/><text:tab/> 41</text:p>
      <text:p text:style-name="P7">32 - verde <text:tab/><text:tab/><text:tab/> 42</text:p>
      <text:p text:style-name="P7">33 - amarelo <text:tab/><text:tab/><text:tab/> 43</text:p>
      <text:p text:style-name="P7">34 – azul<text:tab/><text:tab/><text:tab/> 44</text:p>
      <text:p text:style-name="P7">35 – roxo<text:tab/><text:tab/><text:tab/> 45</text:p>
      <text:p text:style-name="P7">36 - verde cian<text:tab/><text:tab/> 46</text:p>
      <text:p text:style-name="P7">37 – cinza<text:tab/><text:tab/><text:tab/> 47</text:p>
      <text:p text:style-name="P9">97 – branco<text:tab/><text:tab/><text:tab/>107</text:p>
      <text:p text:style-name="P2"/>
      <text:p text:style-name="P7"><text:soft-page-break/>Exemplo:</text:p>
      <text:p text:style-name="P7">\ 033 [ 1 ; 32 ; 41  m</text:p>
      <text:p text:style-name="P2"/>
      <text:p text:style-name="P7">\ 033 [ 1 ; 32 ; 41 m VÍDEO \ 033 [ m</text:p>
      <text:p text:style-name="P2"><text:line-break/></text:p>
      <text:p text:style-name="P7">Irá retornar respectivamente</text:p>
      <text:p text:style-name="P2"/>
      <text:p text:style-name="P14">CURSO EM VÍDEO PYTHON</text:p>
      <text:p text:style-name="P2"/>
      <text:p text:style-name="P16"><text:span text:style-name="T5">CURSO EM </text:span><text:span text:style-name="T10">VÍDEO</text:span><text:span text:style-name="T6"> </text:span><text:span text:style-name="T5">PYTHON</text:span></text:p>
      <text:p text:style-name="P2"/>
      <text:list text:style-name="L3">
        <text:list-item>
          <text:p text:style-name="P21">Terminar a frase sem nada. <text:s text:c="4"/><text:span text:style-name="T3">end=’ ’</text:span> <text:s/><text:span text:style-name="T13">vai juntar a linha de baixo na continuação do texto de cima </text:span><text:span text:style-name="T14">para os prints aparecerem todos numa só linha.</text:span></text:p>
        </text:list-item>
        <text:list-item>
          <text:p text:style-name="P22">Para quebrar a linha usa a BARRA para esquerda \ e o N minúsculo. <text:s text:c="2"/><text:span text:style-name="T3">\n</text:span> </text:p>
        </text:list-item>
      </text:list>
      <text:p text:style-name="P1"/>
      <text:p text:style-name="P1"/>
      <text:p text:style-name="P1"/>
      <text:p text:style-name="P10">Formatar</text:p>
      <text:p text:style-name="P10"/>
      <text:p text:style-name="P5">Para formartar é preciso indicar com a letra F como indica campos a serem inseridos.</text:p>
      <text:p text:style-name="P5"/>
      <text:p text:style-name="P4">O símbolo de (2 pontos) indica a formatação e deve ser colocada dentro das ‘ ’(Áspas) e dentro dos <text:span text:style-name="T12">chaves</text:span> { }</text:p>
      <text:p text:style-name="P4"/>
      <text:p text:style-name="P8">Caso seja apenas um texto e não um item inserido</text:p>
      <text:p text:style-name="P6"/>
      <text:list text:style-name="L4">
        <text:list-item>
          <text:p text:style-name="P17">Iniciar a formatação com o F</text:p>
        </text:list-item>
        <text:list-item>
          <text:p text:style-name="P17">Abrir áspas SIMPLES</text:p>
        </text:list-item>
        <text:list-item>
          <text:p text:style-name="P17">Abrir { } <text:span text:style-name="T12">CHAVE</text:span>S</text:p>
        </text:list-item>
      </text:list>
      <text:list text:style-name="L5">
        <text:list-item>
          <text:p text:style-name="P18">Colocar o texto entre <text:s/>“ ” áspas duplas</text:p>
        </text:list-item>
        <text:list-item>
          <text:p text:style-name="P18">Colocar os : 2 pontos</text:p>
        </text:list-item>
        <text:list-item>
          <text:p text:style-name="P18">e então a formatação</text:p>
        </text:list-item>
        <text:list-item>
          <text:p text:style-name="P19">Fecha C<text:span text:style-name="T12">HAVE</text:span>S {}</text:p>
        </text:list-item>
        <text:list-item>
          <text:p text:style-name="P19">Coloca as áspas SIMPLES</text:p>
        </text:list-item>
      </text:list>
      <text:p text:style-name="P4"/>
      <text:p text:style-name="P4">Exemplo</text:p>
      <text:p text:style-name="P4"/>
      <text:p text:style-name="P5">print ( f <text:s/>‘ <text:s/><text:span text:style-name="T11">{</text:span> <text:s/>“ <text:span text:style-name="T11">O</text:span>i <text:s/>” <text:s text:c="2"/>: <text:s/>xxx <text:s text:c="2"/>} <text:s text:c="2"/>‘ <text:s text:c="2"/>) </text:p>
      <text:p text:style-name="P5"/>
      <text:p text:style-name="P5"/>
      <text:p text:style-name="P12">Formatação de campo inserido</text:p>
      <text:p text:style-name="P12"/>
      <text:p text:style-name="P4">variavel = 0</text:p>
      <text:p text:style-name="P4"><text:soft-page-break/>print ( f <text:s/>‘ <text:s/><text:span text:style-name="T11">O</text:span>i { variável <text:s/>: <text:s/>xxx <text:s/>} ‘ ) <text:s text:c="2"/>- <text:s/>xxx a formatação desejada</text:p>
      <text:p text:style-name="P4"/>
      <text:p text:style-name="P4"/>
      <text:p text:style-name="P4"/>
      <text:p text:style-name="P10">Alinhamento</text:p>
      <text:p text:style-name="P4">As setas dão o alinhamento do texto <text:s/>&lt; &gt; - Esquerda e direita, <text:s/>^ Centro.</text:p>
      <text:p text:style-name="P4"/>
      <text:p text:style-name="P4">O número que vem a seguir é a quantidade de caracteres que terá aquele CAMPO.</text:p>
      <text:p text:style-name="P4"/>
      <text:p text:style-name="P4">Exemplo</text:p>
      <text:p text:style-name="P4">variavel = 1</text:p>
      <text:p text:style-name="P4">print ( f ‘ Oi { variável : &gt; 30 } ‘) <text:s/></text:p>
      <text:p text:style-name="P4"/>
      <text:p text:style-name="P4"/>
      <text:p text:style-name="P4">irá retornar</text:p>
      <text:p text:style-name="P4"/>
      <text:p text:style-name="P4">Oi <text:s text:c="31"/>1</text:p>
      <text:p text:style-name="P4"/>
      <text:p text:style-name="P4"/>
      <text:p text:style-name="P4"/>
      <text:p text:style-name="P4"/>
      <text:p text:style-name="P10">Pode-se colocar símbolos para formatação de tabelas por exemplo</text:p>
      <text:p text:style-name="P4">Coloca o símbolo entre a iniciação da formatação, ou seja, logo após os : e o alinhamento e ou a quantidade de caracteres:</text:p>
      <text:p text:style-name="P4"/>
      <text:p text:style-name="P4">variavel = 1</text:p>
      <text:p text:style-name="P4">print ( f ‘ Oi { variável : * &gt; 30 } ‘) <text:s/></text:p>
      <text:p text:style-name="P4"/>
      <text:p text:style-name="P4">irá retornar</text:p>
      <text:p text:style-name="P4"/>
      <text:p text:style-name="P4">Oi ************************* 1</text:p>
      <text:p text:style-name="P4"/>
      <text:p text:style-name="P10">Formatar casas decimais</text:p>
      <text:p text:style-name="P4"/>
      <text:p text:style-name="P4">Para formatação de casas decimais de usa o PONTO, o número de casas que se quer e a letra F</text:p>
      <text:p text:style-name="P4">. n f</text:p>
      <text:p text:style-name="P4"/>
      <text:p text:style-name="P4">Exemplo</text:p>
      <text:p text:style-name="P4"/>
      <text:p text:style-name="P4">.2f</text:p>
      <text:p text:style-name="P4"/>
      <text:p text:style-name="P4">5.00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15:35:17.688000000</meta:creation-date>
    <dc:date>2022-12-18T18:59:04.500000000</dc:date>
    <meta:editing-duration>PT1H34M57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70" meta:word-count="548" meta:character-count="2738" meta:non-whitespace-character-count="2107"/>
  </office:meta>
</office:document-meta>
</file>